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666666"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svg:stroke-color="#111111" draw:fill-color="#808080" draw:textarea-horizontal-align="justify" draw:textarea-vertical-align="middle" draw:auto-grow-height="false" fo:min-height="2.29cm" fo:min-width="2.04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2.29cm" fo:min-width="2.04cm"/>
    </style:style>
    <style:style style:name="gr4" style:family="graphic" style:parent-style-name="standard">
      <style:graphic-properties svg:stroke-color="#333333" draw:fill-color="#999999" draw:textarea-horizontal-align="justify" draw:textarea-vertical-align="middle" draw:auto-grow-height="false" fo:min-height="2.29cm" fo:min-width="2.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277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5eb91e" draw:textarea-horizontal-align="justify" draw:textarea-vertical-align="middle" draw:auto-grow-height="false" fo:min-height="2.608cm" fo:min-width="4.898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462cm"/>
      <style:paragraph-properties style:writing-mode="lr-tb"/>
    </style:style>
    <style:style style:name="gr9" style:family="graphic" style:parent-style-name="standard">
      <style:graphic-properties svg:stroke-color="#111111" draw:fill-color="#666666" draw:textarea-horizontal-align="justify" draw:textarea-vertical-align="middle" draw:auto-grow-height="false" fo:min-height="2.392cm" fo:min-width="0.134cm"/>
    </style:style>
    <style:style style:name="gr10" style:family="graphic" style:parent-style-name="standard">
      <style:graphic-properties svg:stroke-color="#111111" draw:fill-color="#808080" draw:textarea-horizontal-align="justify" draw:textarea-vertical-align="middle" draw:auto-grow-height="false" fo:min-height="2.392cm" fo:min-width="0.135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2.392cm" fo:min-width="0.134cm"/>
    </style:style>
    <style:style style:name="gr12" style:family="graphic" style:parent-style-name="standard">
      <style:graphic-properties svg:stroke-color="#333333" draw:fill-color="#999999" draw:textarea-horizontal-align="justify" draw:textarea-vertical-align="middle" draw:auto-grow-height="false" fo:min-height="2.392cm" fo:min-width="0.135cm"/>
    </style:style>
    <style:style style:name="gr13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.655cm" fo:min-width="7.755cm" fo:padding-top="0.166cm" fo:padding-bottom="0.166cm" fo:padding-left="0.291cm" fo:padding-right="0.2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19cm"/>
      <style:paragraph-properties style:writing-mode="lr-tb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5eb91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4.17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857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3.54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2.54cm" svg:x="3.222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4.33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4.017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13.7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2.54cm" svg:x="13.382cm" svg:y="2.90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77cm" svg:height="1.352cm" svg:x="8.302cm" svg:y="14.888cm">
          <draw:text-box>
            <text:p><text:span text:style-name="T1">.</text:span></text:p>
          </draw:text-box>
        </draw:frame>
        <draw:frame draw:style-name="gr5" draw:text-style-name="P4" draw:layer="layout" svg:width="0.777cm" svg:height="1.352cm" svg:x="9.255cm" svg:y="14.888cm">
          <draw:text-box>
            <text:p><text:span text:style-name="T1">.</text:span></text:p>
          </draw:text-box>
        </draw:frame>
        <draw:frame draw:style-name="gr5" draw:text-style-name="P4" draw:layer="layout" svg:width="0.777cm" svg:height="1.352cm" svg:x="10.7cm" svg:y="14.888cm">
          <draw:text-box>
            <text:p><text:span text:style-name="T1">.</text:span></text:p>
          </draw:text-box>
        </draw:frame>
        <draw:line draw:style-name="gr6" draw:text-style-name="P5" draw:layer="layout" svg:x1="5.762cm" svg:y1="6.08cm" svg:x2="6.715cm" svg:y2="7.667cm">
          <text:p/>
        </draw:line>
        <draw:custom-shape draw:style-name="gr7" draw:text-style-name="P6" draw:layer="layout" svg:width="5.398cm" svg:height="2.858cm" svg:x="7.667cm" svg:y="7.98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464cm" svg:height="1.987cm" svg:x="7.985cm" svg:y="8.62cm">
          <draw:text-box>
            <text:p><text:span text:style-name="T2">efficient net</text:span></text:p>
          </draw:text-box>
        </draw:frame>
        <draw:custom-shape draw:style-name="gr9" draw:text-style-name="P1" draw:layer="layout" svg:width="0.634cm" svg:height="2.642cm" svg:x="7.033cm" svg:y="13.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2.642cm" svg:x="6.715cm" svg:y="13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34cm" svg:height="2.642cm" svg:x="6.398cm" svg:y="13.9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635cm" svg:height="2.642cm" svg:x="6.08cm" svg:y="14.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34cm" svg:height="2.642cm" svg:x="13.383cm" svg:y="13.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2.642cm" svg:x="13.065cm" svg:y="13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34cm" svg:height="2.642cm" svg:x="12.748cm" svg:y="13.9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635cm" svg:height="2.642cm" svg:x="12.43cm" svg:y="14.55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4.781cm" svg:y1="6.175cm" svg:x2="13.567cm" svg:y2="7.572cm">
          <text:p/>
        </draw:line>
        <draw:line draw:style-name="gr6" draw:text-style-name="P5" draw:layer="layout" svg:x1="11.794cm" svg:y1="11.16cm" svg:x2="12.747cm" svg:y2="12.747cm">
          <text:p/>
        </draw:line>
        <draw:line draw:style-name="gr6" draw:text-style-name="P5" draw:layer="layout" svg:x1="8.936cm" svg:y1="11.35cm" svg:x2="7.722cm" svg:y2="12.747cm">
          <text:p/>
        </draw:line>
        <draw:line draw:style-name="gr6" draw:text-style-name="P5" draw:layer="layout" svg:x1="6.715cm" svg:y1="17.51cm" svg:x2="7.668cm" svg:y2="19.097cm">
          <text:p/>
        </draw:line>
        <draw:line draw:style-name="gr6" draw:text-style-name="P5" draw:layer="layout" svg:x1="12.429cm" svg:y1="17.7cm" svg:x2="11.215cm" svg:y2="19.097cm">
          <text:p/>
        </draw:line>
        <draw:custom-shape draw:style-name="gr13" draw:text-style-name="P5" draw:layer="layout" svg:width="8.255cm" svg:height="1.905cm" svg:x="5.445cm" svg:y="19.415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178cm" svg:height="1.119cm" svg:x="8.302cm" svg:y="19.732cm">
          <draw:text-box>
            <text:p><text:span text:style-name="T2">RNN</text:span></text:p>
          </draw:text-box>
        </draw:frame>
        <draw:frame draw:style-name="gr5" draw:text-style-name="P4" draw:layer="layout" svg:width="0.777cm" svg:height="1.352cm" svg:x="8.302cm" svg:y="4.175cm">
          <draw:text-box>
            <text:p><text:span text:style-name="T1">.</text:span></text:p>
          </draw:text-box>
        </draw:frame>
        <draw:frame draw:style-name="gr5" draw:text-style-name="P4" draw:layer="layout" svg:width="0.777cm" svg:height="1.352cm" svg:x="9.255cm" svg:y="4.175cm">
          <draw:text-box>
            <text:p><text:span text:style-name="T1">.</text:span></text:p>
          </draw:text-box>
        </draw:frame>
        <draw:frame draw:style-name="gr5" draw:text-style-name="P4" draw:layer="layout" svg:width="0.777cm" svg:height="1.352cm" svg:x="10.7cm" svg:y="4.175cm">
          <draw:text-box>
            <text:p><text:span text:style-name="T1">.</text:span></text:p>
          </draw:text-box>
        </draw:frame>
        <draw:line draw:style-name="gr6" draw:text-style-name="P5" draw:layer="layout" svg:x1="9.89cm" svg:y1="21.496cm" svg:x2="9.89cm" svg:y2="22.907cm">
          <text:p/>
        </draw:line>
        <draw:frame draw:style-name="gr15" draw:text-style-name="P7" draw:layer="layout" svg:width="2.919cm" svg:height="1.119cm" svg:x="8.302cm" svg:y="22.907cm">
          <draw:text-box>
            <text:p><text:span text:style-name="T2">Predic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6:10:06.986481336</meta:creation-date>
    <dc:date>2023-05-22T13:52:37.513529728</dc:date>
    <meta:editing-duration>PT7M27S</meta:editing-duration>
    <meta:editing-cycles>3</meta:editing-cycles>
    <meta:generator>LibreOffice/7.3.7.2$Linux_X86_64 LibreOffice_project/30$Build-2</meta:generator>
    <meta:document-statistic meta:object-count="34"/>
  </office:meta>
</office:document-meta>
</file>